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Text_20_body">
      <style:text-properties style:font-name="Liberation Serif" fo:font-size="12pt" style:font-size-asian="12pt" style:font-size-complex="12pt"/>
    </style:style>
    <style:style style:name="P2" style:family="paragraph" style:parent-style-name="Text_20_body">
      <style:text-properties officeooo:paragraph-rsid="00336f49"/>
    </style:style>
    <style:style style:name="P3" style:family="paragraph" style:parent-style-name="Text_20_body">
      <style:text-properties officeooo:paragraph-rsid="001d9eb6"/>
    </style:style>
    <style:style style:name="P4" style:family="paragraph" style:parent-style-name="Text_20_body">
      <style:text-properties officeooo:paragraph-rsid="00362fe8"/>
    </style:style>
    <style:style style:name="P5" style:family="paragraph" style:parent-style-name="Text_20_body">
      <style:text-properties officeooo:paragraph-rsid="003a1d43"/>
    </style:style>
    <style:style style:name="P6" style:family="paragraph" style:parent-style-name="Text_20_body">
      <style:text-properties officeooo:paragraph-rsid="003a7699"/>
    </style:style>
    <style:style style:name="P7" style:family="paragraph" style:parent-style-name="Text_20_body">
      <style:text-properties officeooo:paragraph-rsid="00355a1d"/>
    </style:style>
    <style:style style:name="P8" style:family="paragraph" style:parent-style-name="Text_20_body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d9eb6" style:font-size-asian="12pt" style:font-size-complex="12pt"/>
    </style:style>
    <style:style style:name="T5" style:family="text">
      <style:text-properties style:font-name="Liberation Serif" fo:font-size="12pt" officeooo:rsid="0021d96c" style:font-size-asian="12pt" style:font-size-complex="12pt"/>
    </style:style>
    <style:style style:name="T6" style:family="text">
      <style:text-properties officeooo:rsid="002dd11b"/>
    </style:style>
    <style:style style:name="T7" style:family="text">
      <style:text-properties officeooo:rsid="00362fe8"/>
    </style:style>
    <style:style style:name="T8" style:family="text">
      <style:text-properties officeooo:rsid="00336f49"/>
    </style:style>
    <style:style style:name="T9" style:family="text">
      <style:text-properties officeooo:rsid="0037e0fd"/>
    </style:style>
    <style:style style:name="T10" style:family="text">
      <style:text-properties style:font-name="Liberation Serif"/>
    </style:style>
    <style:style style:name="T11" style:family="text">
      <style:text-properties officeooo:rsid="003a7699"/>
    </style:style>
    <style:style style:name="T12" style:family="text">
      <style:text-properties officeooo:rsid="0025b4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 elucidate the global dynamics of the sewage resistome, we constructed a correlation network integrating abundance data on bacterial species and ARGs. The network reconstruction focused on a subset of elements consistently detected worldwide, addressing the typical sparsity of metagenomic data (for detailed methods, see the Methods section). </text:span><text:bookmark text:name="docs-internal-guid-49afbef7-7fff-231b-68e6-d038f00e41b3"/><text:span text:style-name="T2">This subset included 1,865 mOTUs, 252 FG ARGs, and 71 acquired ARGs, with the latter tending to show a less uniform global spread.</text:span></text:p>
      <text:p text:style-name="Text_20_body"><text:span text:style-name="T3">The resulting network demonstrated a sparse correlation structure, with an edge density of approximately 1.1%. About 25% of the edges connected bacterial species to ARGs, and 857 vertices (~40%) were isolated. </text:span><text:span text:style-name="T4">Futhermore</text:span><text:span text:style-name="T3">, the network revealed a pronounced community structure with a modularity index </text:span><text:span text:style-name="T5">around</text:span><text:span text:style-name="T3"> 0.7, indicating tightly interconnected clusters of bacteria and ARGs derived from diverse ecological, environmental, and human-associated sources. </text:span>For a visual representation of the reconstructed networks and a detailed perspective on each community, refer to Figure <text:span text:style-name="T6">5</text:span> and Figure S<text:span text:style-name="T6">upplementary Networks_Communities a-b</text:span>, respectively.</text:p>
      <text:p text:style-name="Text_20_body"><text:span text:style-name="T3"/></text:p>
      <text:p text:style-name="P2">Among the identified communities, two were particularly noteworthy due to their strong taxonomic coherence. Community 4 is exclusively composed of Enterobacteriaceae, with <text:span text:style-name="Emphasis">Escherichia coli</text:span> and <text:span text:style-name="Emphasis">Klebsiella pneumoniae</text:span> being the most abundant among 17 other species, featuring 107 ARGs, primarily functional and derived from the <text:span text:style-name="T7">c</text:span>sabapal database. The most <text:span text:style-name="T8">abundant</text:span> ARGs include 'david-gggcccctat_gctcgcaatg_3/chryso-aaagacttaa_tttgtcctgg_1', resistant to both beta-lactams and fluoroquinolones <text:span text:style-name="T8">and the</text:span> 'david-acaatggatt_gcataagata_1', linked to beta-lactam resistance. <text:span text:style-name="T8">Instead </text:span>'chryso-catagtctga_cagttttaca_5' <text:span text:style-name="T8">shows a really</text:span> high connectivity <text:span text:style-name="T8">with a</text:span> resistance to fluoroquinolone.</text:p>
      <text:p text:style-name="P3"/>
      <text:p text:style-name="P4">Furthermore, Community 5 is primarily characterized by its high proportion of Pseudomonadaceae, with central and abundant species such as <text:span text:style-name="Emphasis">Pseudomonas fragi</text:span>, <text:span text:style-name="Emphasis">Pseudomonas fluorescens</text:span>, and <text:span text:style-name="Emphasis">Acinetobacter harbinensis</text:span>. The community also includes 7 bacteria from the Moraxellaceae and 5 from the Yersiniaceae. However, the most abundant species remains an unidentified bacterium within the <text:span text:style-name="Emphasis">Pseudomonas</text:span> genus. The core densely connected component, composed of <text:span text:style-name="Emphasis">Pseudomonas</text:span>, exhibits an impressive edge density of approximately 85%. This community exclusively features functional ARGs <text:span text:style-name="T7">(csabapal db)</text:span>, with the most abundant being 'david-gaagaagaag_gtcttatcac_3', 'chryso-cgatgcatcg_tctggttttc_1', 'david-gaagaagaag_gtcttatcac_1', 'david-ctagaatcca_gtcttcggtg_2', and 'chryso-agcaggccaa_ggagaatgcc_1'. These genes are highly interconnected within the <text:span text:style-name="Emphasis">Pseudomonas</text:span> core, predominantly classified under "other" resistance <text:span text:style-name="T7">class</text:span>, yet also providing resistance to beta-lactam, polymyxin, and tetracycline to a lesser extent</text:p>
      <text:p text:style-name="P3"/>
      <text:p text:style-name="P3">Communities 1 and 6 play pivotal roles in our study, showcasing strong associations with human-associated bacteria and displaying taxonomically distinct profiles. Community 1 is particularly notable, with 70% of its 115 species linked to the human gut. This community is predominantly composed of bacteria from the phylum Firmicutes (78%), with additional contributions from Actinomycetota (11%), Pseudomonadota (6%), Euryarchaeota (1%), and Mycoplasmadota (1%). In contrast, Community 6 consists of 49 species, with 79% associated with human gut flora, primarily from the phylum Bacteroidota (67%). This community also includes species from Pseudomonadota (18%), Firmicutes (8%), Fusobacteria (2%), and Spirochaetota (2%). These community compositions reflect the predominant enterotypes observed in human gastrointestinal studies, <text:soft-page-break/>aligning with enterotypes dominated by Firmicutes in Community 1 and Bacteroidetes in Community 6, as illustrated in Figure Supplementary Communities_Human_Composition.</text:p>
      <text:p text:style-name="Text_20_body">The antibiotic resistance gene (ARG) profiles further highlight the distinctions between these communities. Community 1 contains two acquired ARGs and 46 FG ARGs, with 16 of these providing resistance to glycopeptides—representing 33% of its ARGs. Notable among these are 'david-aaaagcaacc_ttatcccttt_1', linked to beta-lactam resistance, and 'tet(w)_1_dq060146/tet(w)_5_aj427422', associated with tetracycline resistance. These ARGs are abundant and well-integrated within the community's network. Conversely, Community 6 hosts a smaller set of ARGs, with just two acquired and eight FG ARGs. <text:span text:style-name="T9">One</text:span> abundant ARG, 'erm(f)_4_m62487/erm(f)_3_m17808/erm(f)_1_m14730', which confers resistance to lincosamide, macrolide, and streptogramin B, does not exhibit clear connections to any microbial taxa (mOTUs), it is connected only to other ARGs.</text:p>
      <text:p text:style-name="P3"/>
      <text:p text:style-name="P5">Community 3, which contains the most acquired ARGs in our study, is composed of 193 mOTUs, 31 acquired, and 23 functional ARGs, with an internal edge density of approximately 9%. This community showcases notable diversity in its microbial composition, featuring a predominant presence of Flavobacteriaceae (17%), alongside significant numbers of unclassified bacteria (15%), Moraxellaceae (10%), and Comamonadaceae (5%), among others. Noteworthy species such as Acidovorax sp. JHL- and Trichococcus flocculiformis are abundant and central within this community, alongside several central but unknown bacteria from families like Flavobacterium, <text:span text:style-name="T10">Comamonadaceae, Neisseriaceae, Acinetobacter, and Xanthomonadaceae. Additionally, species such as Acinetobacter johnsonii are also prominent, characterized by high abundance and moderate centrality. </text:span></text:p>
      <text:p text:style-name="P6">The acquired ARGs are closely linked families like Flavobacteriaceae and Moraxellaceae <text:span text:style-name="T11">(and </text:span>other taxa such as Chryseobacterium and Trichococcus<text:span text:style-name="T11">), with numeros</text:span> connections <text:span text:style-name="T11">to</text:span> species like <text:span text:style-name="Emphasis">Flavobacteria bacterium GWF__</text:span> and <text:span text:style-name="Emphasis">Acidovorax sp. JHL-.</text:span> These ARGs confer resistance to aminoglycosides, beta-lactams, and macrolides. Prominent ARGs in this community are <text:span text:style-name="Emphasis">msr(e)_1_fr751518</text:span> (functional), <text:span text:style-name="Emphasis">mph(e)_1_dq839391/mph(e)_2_jf769133</text:span> (acquired), <text:span text:style-name="Emphasis">chryso-acactctaat_ctctctagga_1</text:span> (functional), <text:span text:style-name="Emphasis">aada11_1_ay144590/aada6_1_af140629</text:span> (from ResFinder), <text:span text:style-name="Emphasis">tet-efflux</text:span> (functional), <text:span text:style-name="Emphasis">msr(d)_2_af274302</text:span>, <text:span text:style-name="Emphasis">mph(g)_1_ab571865</text:span>, and <text:span text:style-name="Emphasis">mef(c)_1_ab571865</text:span> (from ResFinder), each exhibiting significant abundance and connectivity within the community.<text:line-break/><text:line-break/><text:span text:style-name="T12"><text:line-break/><text:line-break/></text:span></text:p>
      <text:p text:style-name="P3"/>
      <text:p text:style-name="P3"/>
      <text:p text:style-name="P3"/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01:13.475895812</meta:creation-date>
    <dc:date>2025-01-10T19:30:55.821209093</dc:date>
    <meta:editing-duration>PT5H4M9S</meta:editing-duration>
    <meta:editing-cycles>4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8" meta:word-count="769" meta:character-count="6201" meta:non-whitespace-character-count="5436"/>
  </office:meta>
</office:document-meta>
</file>